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list-style-name="L1"/>
    <style:style style:name="P14" style:family="paragraph" style:parent-style-name="Text_20_body" style:list-style-name="L1">
      <style:text-properties fo:font-style="normal" style:text-underline-style="none" style:font-style-asian="normal" style:font-style-complex="normal"/>
    </style:style>
    <style:style style:name="P15" style:family="paragraph" style:parent-style-name="Text_20_body">
      <style:text-properties style:text-underline-style="none"/>
    </style:style>
    <style:style style:name="P16" style:family="paragraph" style:parent-style-name="Heading_20_1">
      <style:paragraph-properties fo:break-before="page"/>
    </style:style>
    <style:style style:name="P17" style:family="paragraph" style:parent-style-name="Heading_20_3">
      <style:text-properties style:text-underline-style="non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59mm" style:type="right" style:leader-style="dotted" style:leader-text="."/>
        </style:tab-stops>
      </style:paragraph-properties>
    </style:style>
    <style:style style:name="P20" style:family="paragraph" style:parent-style-name="Contents_20_2">
      <style:paragraph-properties>
        <style:tab-stops>
          <style:tab-stop style:position="155.01mm" style:type="right" style:leader-style="dotted" style:leader-text="."/>
        </style:tab-stops>
      </style:paragraph-properties>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style:text-underline-style="none" fo:font-weight="bold" style:font-weight-asian="bold" style:font-weight-complex="bold"/>
    </style:style>
    <style:style style:name="P26" style:family="paragraph" style:parent-style-name="seznam_20_literatury">
      <style:text-properties style:font-name="Times New Roman" fo:font-size="10pt" style:font-size-asian="10pt" style:font-size-complex="10pt"/>
    </style:style>
    <style:style style:name="P27" style:family="paragraph" style:parent-style-name="Contents_20_4">
      <style:paragraph-properties>
        <style:tab-stops>
          <style:tab-stop style:position="145.03mm" style:type="right" style:leader-style="dotted" style:leader-text="."/>
        </style:tab-stops>
      </style:paragraph-properties>
    </style:style>
    <style:style style:name="P28" style:family="paragraph" style:parent-style-name="Contents_20_3">
      <style:paragraph-properties>
        <style:tab-stops>
          <style:tab-stop style:position="150.02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italic" fo:font-weight="normal"/>
    </style:style>
    <style:style style:name="T19"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Times New Roman" fo:font-size="10pt" fo:letter-spacing="normal" fo:font-style="normal" fo:font-weight="normal" style:font-size-asian="10pt" style:font-size-complex="10pt"/>
    </style:style>
    <style:style style:name="T21"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22" style:family="text">
      <style:text-properties style:use-window-font-color="true" style:font-name="Times New Roman"/>
    </style:style>
    <style:style style:name="T23" style:family="text">
      <style:text-properties style:use-window-font-color="true" style:font-name="Times New Roman" fo:font-weight="normal" style:font-weight-asian="normal" style:font-weight-complex="normal"/>
    </style:style>
    <style:style style:name="T24" style:family="text">
      <style:text-properties fo:font-size="12pt" style:font-size-asian="12pt" style:font-size-complex="12pt"/>
    </style:style>
    <style:style style:name="T25" style:family="text">
      <style:text-properties fo:font-weight="bold" style:font-weight-asian="bold" style:font-weight-complex="bold"/>
    </style:style>
    <style:style style:name="T26" style:family="text">
      <style:text-properties style:font-name="Times New Roman" fo:font-size="10pt" style:font-size-asian="10pt" style:font-size-complex="10pt"/>
    </style:style>
    <style:style style:name="T27" style:family="text">
      <style:text-properties style:font-name="Times New Roman" fo:font-size="12pt" style:text-underline-style="none" style:font-size-asian="12pt" style:font-size-complex="12pt"/>
    </style:style>
    <style:style style:name="T28" style:family="text">
      <style:text-properties style:font-name="Times New Roman" fo:font-size="12pt" style:text-underline-style="none" fo:font-weight="bold" style:font-size-asian="12pt" style:font-weight-asian="bold" style:font-size-complex="12pt" style:font-weight-complex="bold"/>
    </style:style>
    <style:style style:name="T29" style:family="text">
      <style:text-properties style:font-name="Times New Roman" fo:font-size="12pt" style:text-underline-style="none" fo:font-weight="normal" style:font-size-asian="12pt" style:font-weight-asian="normal" style:font-size-complex="12pt" style:font-weight-complex="normal"/>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1534467134" text:style-name="List_20_1">
            <text:list-item>
              <text:p text:style-name="P19">Obsah<text:tab/>1</text:p>
            </text:list-item>
            <text:list-item>
              <text:p text:style-name="P19">1 Úvod<text:tab/>4</text:p>
            </text:list-item>
            <text:list-item>
              <text:p text:style-name="P19">2 WebArchiv<text:tab/>5</text:p>
            </text:list-item>
          </text:list>
          <text:p text:style-name="P20">2.1 O WebArchivu<text:tab/>5</text:p>
          <text:p text:style-name="P20">2.2 Vývoj projektu<text:tab/>6</text:p>
          <text:p text:style-name="P28">2.2.1 Rok 2000<text:tab/>6</text:p>
          <text:p text:style-name="P28">2.2.2 Rok 2001<text:tab/>6</text:p>
          <text:p text:style-name="P28">2.2.3 Rok 2002<text:tab/>6</text:p>
          <text:p text:style-name="P28">2.2.4 Rok 2003<text:tab/>7</text:p>
          <text:p text:style-name="P28">2.2.5 Rok 2004<text:tab/>7</text:p>
          <text:p text:style-name="P28">2.2.6 Rok 2005<text:tab/>7</text:p>
          <text:p text:style-name="P28">2.2.7 Rok 2006<text:tab/>7</text:p>
          <text:p text:style-name="P28">2.2.8 Rok 2007<text:tab/>8</text:p>
          <text:p text:style-name="P28">2.2.9 Rok 2008<text:tab/>8</text:p>
          <text:p text:style-name="P28">2.2.10 Rok 2009<text:tab/>9</text:p>
          <text:p text:style-name="P28">2.2.11 Rok 2010<text:tab/>9</text:p>
          <text:p text:style-name="P28">2.2.12 Rok 2011<text:tab/>9</text:p>
          <text:p text:style-name="P20">2.3 Současný obsah databáze<text:tab/>10</text:p>
          <text:p text:style-name="P20">2.4 Další informace o projektu<text:tab/>11</text:p>
          <text:p text:style-name="P28">2.4.1 Creative Commons<text:tab/>11</text:p>
          <text:p text:style-name="P28">2.4.2 Partneři projektu<text:tab/>11</text:p>
          <text:p text:style-name="P28">2.4.3 Nasmlouvané webové zdroje<text:tab/>12</text:p>
          <text:p text:style-name="P28">2.4.4 Internet Archive<text:tab/>12</text:p>
          <text:p text:style-name="P28">2.4.5 Další spolupráce<text:tab/>13</text:p>
          <text:p text:style-name="P28">2.4.6 Dostupnost informací<text:tab/>13</text:p>
          <text:p text:style-name="P28">2.4.7 Kritéria výběru webových zdrojů<text:tab/>14</text:p>
          <text:p text:style-name="P27">2.4.7.1 Plošná archivace – harvesting<text:tab/>14</text:p>
          <text:p text:style-name="P27">2.4.7.2 Výběrový přístup – konspekt<text:tab/>14</text:p>
          <text:p text:style-name="P27">2.4.7.3 Tematické sbírky<text:tab/>15</text:p>
          <text:p text:style-name="P20">2.5 Starší práce na téma WebArchiv<text:tab/>16</text:p>
          <text:p text:style-name="P28">2.5.1 Systém pro správu procesu archivace webových informačních zdrojů<text:tab/>16</text:p>
          <text:p text:style-name="P28">2.5.2 Identifikace a omezení přístupu k „nevhodným“ stránkám ve webovém archivu<text:tab/>16</text:p>
          <text:p text:style-name="P28">2.5.3 Rozpoznání a archivace českého webu mimo národní doménu<text:tab/>16</text:p>
          <text:p text:style-name="P28">2.5.4 Implementace OAI-PMH pro český WebArchiv<text:tab/>17</text:p>
          <text:p text:style-name="P28">2.5.5 Bibliografický popis elektronických online zdrojů v zahraniční a domácí katalogizační praxi<text:tab/>17</text:p>
          <text:p text:style-name="P28">2.5.6 Zpřístupnění archivu českého webu<text:tab/>17</text:p>
          <text:p text:style-name="P28">2.5.5 Strategie archivace elektronických online zdrojů a politika jejich výběru do digitálního archivu (se zaměřením na český systém WebArchiv)<text:tab/>18</text:p>
          <text:p text:style-name="P20">2.6 Nástroje související s projektem WebArchiv<text:tab/>19</text:p>
          <text:p text:style-name="P28">2.6.1 APACHE TOMCAT<text:tab/>19</text:p>
          <text:p text:style-name="P28">2.6.2 ARCRetriever<text:tab/>19</text:p>
          <text:p text:style-name="P28">2.6.3 DeDuplicator<text:tab/>19</text:p>
          <text:p text:style-name="P28">2.6.4 Generátor URN<text:tab/>19</text:p>
          <text:p text:style-name="P28"><text:soft-page-break/>2.6.5 HERITRIX<text:tab/>19</text:p>
          <text:p text:style-name="P28">2.6.6 ImpEval <text:tab/>20</text:p>
          <text:p text:style-name="P28">2.6.7 NutchWAX<text:tab/>20</text:p>
          <text:p text:style-name="P28">2.6.8 WA ADMIN<text:tab/>20</text:p>
          <text:p text:style-name="P28">2.6.9 WA-CZ<text:tab/>20</text:p>
          <text:p text:style-name="P28">2.6.10 Wayback<text:tab/>20</text:p>
          <text:p text:style-name="P28">2.6.11 WebAnalyzer<text:tab/>21</text:p>
          <text:p text:style-name="P28">2.6.12 Web Curator Tool<text:tab/>21</text:p>
          <text:list xml:id="list1933721862" text:continue-numbering="true" text:style-name="List_20_1">
            <text:list-item>
              <text:p text:style-name="P19">3 Archivační formáty<text:tab/>22</text:p>
            </text:list-item>
          </text:list>
          <text:p text:style-name="P20">3.1 Úvod<text:tab/>22</text:p>
          <text:p text:style-name="P20">3.2 Formát nedlib<text:tab/>23</text:p>
          <text:p text:style-name="P28">3.2.1 Popis standardu nedlib<text:tab/>23</text:p>
          <text:p text:style-name="P28">3.2.2 Výhody nedlib pro WebArchiv<text:tab/>23</text:p>
          <text:p text:style-name="P28">3.2.3 Nevýhody nedlib pro WebArchiv<text:tab/>23</text:p>
          <text:p text:style-name="P28">3.2.4 Užití v praxi ve WebArchivu<text:tab/>23</text:p>
          <text:p text:style-name="P20">3.3 Formát arc<text:tab/>24</text:p>
          <text:p text:style-name="P28">3.3.1 Popis standardu arc<text:tab/>24</text:p>
          <text:p text:style-name="P28">3.3.2 Výhody arc pro WebArchiv<text:tab/>24</text:p>
          <text:p text:style-name="P28">3.3.3 Nevýhody arc pro WebArchiv<text:tab/>24</text:p>
          <text:p text:style-name="P28">3.3.4 Užití v praxi ve WebArchivu<text:tab/>25</text:p>
          <text:p text:style-name="P20">3.4 Formát warc<text:tab/>26</text:p>
          <text:p text:style-name="P28">3.4.1 Úvod<text:tab/>26</text:p>
          <text:p text:style-name="P28">3.4.2 Popis standardu warc<text:tab/>26</text:p>
          <text:p text:style-name="P28">3.4.3 Výhody warc pro WebArchiv<text:tab/>28</text:p>
          <text:p text:style-name="P28">3.4.4 Nevýhody warc pro WebArchiv<text:tab/>29</text:p>
          <text:p text:style-name="P28">3.4.5 Plánované využití<text:tab/>29</text:p>
          <text:p text:style-name="P28">3.4.6 Deduplikace souborů<text:tab/>29</text:p>
          <text:list xml:id="list1703830366" text:continue-numbering="true" text:style-name="List_20_1">
            <text:list-item>
              <text:p text:style-name="P19">4 Migrace archivu z formátu arc do formátu warc<text:tab/>30</text:p>
            </text:list-item>
          </text:list>
          <text:p text:style-name="P20">4.1 O migraci<text:tab/>30</text:p>
          <text:p text:style-name="P28">4.1.1 Úvod<text:tab/>30</text:p>
          <text:p text:style-name="P28">4.1.2 Britská knihovna<text:tab/>30</text:p>
          <text:p text:style-name="P20">4.2 Použité nástroje<text:tab/>31</text:p>
          <text:p text:style-name="P28">4.2.1 JHOVE<text:tab/>31</text:p>
          <text:p text:style-name="P28">4.2.2 JHOVE2<text:tab/>31</text:p>
          <text:p text:style-name="P27">4.2.2.1 Úvod<text:tab/>31</text:p>
          <text:p text:style-name="P27">4.2.2.2 Podrobnější informace<text:tab/>32</text:p>
          <text:p text:style-name="P28">4.2.3 Jpype<text:tab/>34</text:p>
          <text:p text:style-name="P20">4.3 Testování migračních nástrojů<text:tab/>35</text:p>
          <text:p text:style-name="P28">4.3.1 WARC-TOOLS<text:tab/>35</text:p>
          <text:p text:style-name="P27">4.3.1.1 Kompatibilita s ostatními nástroji<text:tab/>35</text:p>
          <text:p text:style-name="P27">4.3.1.2 Další parametry<text:tab/>36</text:p>
          <text:p text:style-name="P28">4.3.2 WARC-TOOLS / hanzo<text:tab/>36</text:p>
          <text:p text:style-name="P27">4.3.2.1 Kompatibilita s ostatními nástroji<text:tab/>36</text:p>
          <text:p text:style-name="P27">4.3.2.2 Další parametry<text:tab/>36</text:p>
          <text:p text:style-name="P28">4.3.3 WARC-TOOLS / kpk09<text:tab/>37</text:p>
          <text:p text:style-name="P27">4.3.3 1 Kompatibilita s ostatními nástroji<text:tab/>37</text:p>
          <text:p text:style-name="P27">4.3.3.2 Další parametry<text:tab/>37</text:p>
          <text:p text:style-name="P20"><text:soft-page-break/>4.4 Podobnost WARCTOOLS / hanzo s kpk09<text:tab/>38</text:p>
          <text:p text:style-name="P28">4.4.1 Porovnání výstupů pro stejné vstupy<text:tab/>38</text:p>
          <text:p text:style-name="P28">4.4.2 Porovnání zdrojového kódu<text:tab/>38</text:p>
          <text:p text:style-name="P20">4.5 Závěry z porovnávání nástrojů<text:tab/>39</text:p>
          <text:p text:style-name="P20">4.6 Implementace úprav v migračních nástrojích<text:tab/>40</text:p>
          <text:p text:style-name="P28">4.6.1 Úvod<text:tab/>40</text:p>
          <text:p text:style-name="P28">4.6.2 Úprava JHOVE2<text:tab/>40</text:p>
          <text:p text:style-name="P28">4.6.2 Úprava WARCTOOLS. / hanzo<text:tab/>40</text:p>
          <text:p text:style-name="P20">4.7 Výstupy z analýzy obsahu převáděných archivů<text:tab/>42</text:p>
          <text:list xml:id="list1679325414" text:continue-numbering="true" text:style-name="List_20_1">
            <text:list-item>
              <text:p text:style-name="P19">5 Závěr<text:tab/>43</text:p>
            </text:list-item>
            <text:list-item>
              <text:p text:style-name="P19">Seznam literatury<text:tab/>44</text:p>
            </text:list-item>
            <text:list-item>
              <text:p text:style-name="P19">Přílohy<text:tab/>47</text:p>
            </text:list-item>
          </text:list>
        </text:index-body>
      </text:table-of-content>
      <text:p text:style-name="P11"/>
      <text:h text:style-name="P16"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76827998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8"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8"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8" text:outline-level="2">2.4 Další informace o projektu</text:h>
      <text:p text:style-name="Text_20_body">Zde nabízím přehled dalších důležitých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495198028" text:continue-numbering="true" text:style-name="List_20_1">
        <text:list-item>
          <text:p text:style-name="P22"><text:span text:style-name="T25">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2"><text:span text:style-name="T25">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22"><text:soft-page-break/><text:span text:style-name="T25">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text:soft-page-break/>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23">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text:soft-page-break/>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8"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v ní přehled vývoje popisu elektronických online zdrojů v Čechách i v zahraničí v 90. letech 20. století. Důraz klade na projekty, které vývoj popisu umožnili či formovaly. Věnuje se standardu MARC 21. Analyzuje katalogizační praxi v Národní knihovně ČR a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oft-page-break/><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8" text:outline-level="2">2.6 Nástroje související s projektem WebArchiv</text:h>
      <text:p text:style-name="Text_20_body">V této kapitolo představuji základní nástroje, které jsou používané v rámci WebArchiv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4">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text:soft-page-break/>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22">V roce 2009 realizoval Adam Brokeš WA Admin v2 v rámci své bakalářské práce s názvem Systém pro správu procesu archivace webových informačních zdrojů</text:span><text:span text:style-name="T22">.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text:soft-page-break/>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22">Nástroj vyvinutý</text:span><text:span text:style-name="T22"><text:note text:id="ftn29" text:note-class="footnote"><text:note-citation>29</text:note-citation><text:note-body><text:p text:style-name="Footnote">Webové stránky projektu Web Curator Tool dostupné online na adrese &lt;http://webcurator.sourceforge.net/&gt;.</text:p></text:note-body></text:note></text:span><text:span text:style-name="T22">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8"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85421933"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53763260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8"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1281811239"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94111240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8" text:outline-level="2">3.4 Formát warc</text:h>
      <text:h text:style-name="Heading_20_3" text:outline-level="3">3.4.1 Úvod</text:h>
      <text:p text:style-name="Text_20_body">Přestože je formát warc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text:span text:style-name="T1">3.4.2 Popis standardu warc</text:span></text:h>
      <text:p text:style-name="Text_20_body"><text:span text:style-name="T1">Motivací pro definici standardu warc jsou tyto nároky na archivační formát: [34]</text:span></text:p>
      <text:list xml:id="list828489491" text:continue-numbering="true" text:style-name="List_20_1">
        <text:list-item>
          <text:p text:style-name="List_20_1"><text:span text:style-name="T1">Zpracovat všechny typy obsahů a kontrolních informací protokolů internetové aplikační vrstvy (jako HTTP, DNS, FTP).</text:span></text:p>
        </text:list-item>
        <text:list-item>
          <text:p text:style-name="List_20_1"><text:span text:style-name="T1">Zpracovat libovolná metadata související s jinými uložených daty.</text:span></text:p>
        </text:list-item>
        <text:list-item>
          <text:p text:style-name="List_20_1"><text:soft-page-break/><text:span text:style-name="T1">Podporovat kompresi a integritu dat.</text:span></text:p>
        </text:list-item>
        <text:list-item>
          <text:p text:style-name="List_20_1"><text:span text:style-name="T1">Ukládat všechny řídicí informace z týkající se těžby dat.</text:span></text:p>
        </text:list-item>
        <text:list-item>
          <text:p text:style-name="List_20_1"><text:span text:style-name="T1">Ukládat výsledky datových transformací spojených s jinými uloženými daty.</text:span></text:p>
        </text:list-item>
        <text:list-item>
          <text:p text:style-name="List_20_1"><text:span text:style-name="T1">Detekovat duplicitní uložení dat. Pomocí tohle lze odstranit zbytečná duplicitní data.</text:span></text:p>
        </text:list-item>
        <text:list-item>
          <text:p text:style-name="List_20_1"><text:span text:style-name="T1">Umožnit rozšiřitelnost bez toho, aby to ovlivnilo existující soubory a funkcionalitu</text:span></text:p>
        </text:list-item>
        <text:list-item>
          <text:p text:style-name="List_20_1"><text:span text:style-name="T1">Podporovat manipulaci a segmentaci s uloženými zdroji.</text:span></text:p>
        </text:list-item>
      </text:list>
      <text:p text:style-name="Text_20_body"><text:span text:style-name="T1">Soubor formátu warc tvoří jednoduché zřetězení jednoho nebo více záznamů typu warc. První záznam obvykle popisuje následující záznamy. Obecně platí, že obsah záznamu je buď záznam pokusu o vyhledává webového zdroje nese informace archivovaném obsahu.</text:span></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7">e BNF</text:span><text:span text:style-name="T27"><text:note text:id="ftn0" text:note-class="footnote"><text:note-citation>35</text:note-citation><text:note-body><text:p text:style-name="Footnote"><text:span text:style-name="T19">Backusova-Naurova forma je jedno z možných vyjádření bezkontextové gramatiky.</text:span></text:p></text:note-body></text:note></text:span><text:span text:style-name="T27">, ukázka k nalezení v příloze AM. </text:span></text:p>
      <text:p text:style-name="Text_20_body"><text:span text:style-name="T27">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span></text:p>
      <text:p text:style-name="Text_20_body"><text:span text:style-name="T27">Warc záznamy jsouo několika různých typů, podle toho k čemu záznam slouží: [34]</text:span></text:p>
      <text:list xml:id="list769035648" text:continue-numbering="true" text:style-name="List_20_1">
        <text:list-item>
          <text:p text:style-name="List_20_1"><text:span text:style-name="T28">Warcinfo</text:span><text:span text:style-name="T27"> popisuje warc soubory, které ho následují</text:span><text:span text:style-name="T29">. Příklad v příloze K.</text:span></text:p>
        </text:list-item>
        <text:list-item>
          <text:p text:style-name="List_20_1"><text:span text:style-name="T28">Response</text:span><text:span text:style-name="T27"> nese odpověď na určitý dotaz, po webovém zdroji.</text:span></text:p>
        </text:list-item>
        <text:list-item>
          <text:p text:style-name="List_20_1"><text:span text:style-name="T28">Resource</text:span><text:span text:style-name="T27"> je určitý stažený zdroj.</text:span></text:p>
        </text:list-item>
        <text:list-item>
          <text:p text:style-name="List_20_1"><text:span text:style-name="T28">Request</text:span><text:span text:style-name="T27"> je žádost o určitý webový zdroj.</text:span><text:span text:style-name="T29"> Příklad v příloze J.</text:span></text:p>
        </text:list-item>
        <text:list-item>
          <text:p text:style-name="List_20_1"><text:span text:style-name="T28">Metadata</text:span><text:span text:style-name="T29"> nese metadata sklizeným zdrojům. Příklad v příloze I.</text:span></text:p>
        </text:list-item>
        <text:list-item>
          <text:p text:style-name="List_20_1"><text:span text:style-name="T28">Revisit</text:span><text:span text:style-name="T29"> nese instrukce pro znovuprohlédnutí zdroje.</text:span></text:p>
        </text:list-item>
        <text:list-item>
          <text:p text:style-name="List_20_1"><text:span text:style-name="T28">Conversion</text:span><text:span text:style-name="T29"> je záznam, který obsahuje alternativní verzi uloženého záznamu.</text:span></text:p>
        </text:list-item>
        <text:list-item>
          <text:p text:style-name="List_20_1"><text:soft-page-break/><text:span text:style-name="T28">Continuation</text:span><text:span text:style-name="T29"> je pokračování jiného záznama. Příklad v příloze AO.</text:span></text:p>
        </text:list-item>
      </text:list>
      <text:p text:style-name="Text_20_body"><text:span text:style-name="T1">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span></text:p>
      <text:p text:style-name="Text_20_body"><text:span text:style-name="T1">Standard dále doporučuje, jak nakládat s archivy typu warc: [34]</text:span></text:p>
      <text:list xml:id="list1832371858" text:continue-numbering="true" text:style-name="List_20_1">
        <text:list-item>
          <text:p text:style-name="List_20_1"><text:span text:style-name="T1">Nedefinuje žádnou vnitřní kompresi, ale doporučený je nástroj Gzip.</text:span></text:p>
        </text:list-item>
        <text:list-item>
          <text:p text:style-name="List_20_1"><text:span text:style-name="T1">Doporučená velikost je 1 GB.</text:span></text:p>
        </text:list-item>
        <text:list-item>
          <text:p text:style-name="List_20_1"><text:span text:style-name="T1">Doporučený název má tvar: Prefix-Timestamp-Serial-Crawlhost.warc.gz</text:span></text:p>
        </text:list-item>
      </text:list>
      <text:h text:style-name="Heading_20_3" text:outline-level="3">3.4.3 Výhody warc pro WebArchiv</text:h>
      <text:list xml:id="list2100854623"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8">Na rozdíl od arc formátu je možné ukládat více druhů kontrolních součtů pro archivované soubory. To se dá jednoduše realizovat pomocí škálovatelných polí </text:span><text:soft-page-break/><text:span text:style-name="T8">pro metadata. Arc archivy, které používá WebArchiv, provádí pouze MD5 kontrolní součty souborů. Na rozdíl arc archivů, je u warc archivu použít například i s SHA-1</text:span><text:span text:style-name="T8"><text:note text:id="ftn35" text:note-class="footnote"><text:note-citation>36</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754078448"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3] Tím pádem se nedají případné nové sklizně ve formátu warc zařadit ke starým 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p text:style-name="Text_20_body"/>
      <text:p text:style-name="Text_20_body">Nevím, kde o tom najít info!!!!§</text:p>
      <text:p text:style-name="Text_20_body">Podle všeho to není záležitost WARCU, ale záležitost HERITRIXU!</text:p>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18" text:outline-level="2">4.2 Použité nástroje</text:h>
      <text:p text:style-name="Text_20_body">Kromě samotných nástrojů pro migrci arc archivů jsem používal i jiné nástroje, zde podávám jejich přehled.</text:p>
      <text:h text:style-name="P17"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7</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8</text:note-citation><text:note-body><text:p text:style-name="Footnote">Webové stránky projektu JHOVE dostupné online na adrese &lt;http://sourceforge.net/projects/jhove/&gt;.</text:p></text:note-body></text:note>.</text:p>
      <text:h text:style-name="P17" text:outline-level="3">4.2.2 JHOVE2</text:h>
      <text:h text:style-name="P21"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9</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40</text:note-citation><text:note-body><text:p text:style-name="Footnote">Webová stránka projektu JHOVE2 dostupná online na adrese https://bitbucket.org/jhove2/&gt;.</text:p></text:note-body></text:note> a dále verzi určenou pro validaci testování souborů<text:note text:id="ftn40" text:note-class="footnote"><text:note-citation>41</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1" text:outline-level="4">4.2.2.2 Podrobnější informace<text:note text:id="ftn41" text:note-class="footnote"><text:note-citation>42</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53211145" text:continue-numbering="true" text:style-name="List_20_1">
        <text:list-item>
          <text:p text:style-name="P22"><text:span text:style-name="T3">Identifikace</text:span><text:span text:style-name="T1"> – určení formátu objektu.</text:span></text:p>
        </text:list-item>
        <text:list-item>
          <text:p text:style-name="P25">Feature extraction (extrakce rysů)<text:span text:style-name="T7"> – určení charakteristických rysů objektu.</text:span></text:p>
        </text:list-item>
        <text:list-item>
          <text:p text:style-name="P22"><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1253662923" text:style-name="L1">
        <text:list-item>
          <text:p text:style-name="P14">Modulární architektura a práce s plug-iny</text:p>
        </text:list-item>
        <text:list-item>
          <text:p text:style-name="P14">Jednoduché API a design základních modulů</text:p>
        </text:list-item>
        <text:list-item>
          <text:p text:style-name="P14">Bufferovaní I/O operací</text:p>
        </text:list-item>
        <text:list-item>
          <text:p text:style-name="P14">Internacionalizovaný výstup: podporuje více formátů – JSON, XML, text.</text:p>
        </text:list-item>
        <text:list-item>
          <text:p text:style-name="P14">Široká možnost konfigurace nástroje</text:p>
        </text:list-item>
        <text:list-item>
          <text:p text:style-name="P14">Kompletní dokumentace nástroje</text:p>
        </text:list-item>
        <text:list-item>
          <text:p text:style-name="P13"><text:span text:style-name="T9">Široká škála rozpoznatelných objektů</text:span><text:span text:style-name="T10"><text:note text:id="ftn42"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4" text:note-class="footnote"><text:note-citation>45</text:note-citation><text:note-body><text:p text:style-name="Footnote">DROID (Digital Record Object Identificatio), je nástroj pro automatickou identifikaci formátu soubo<text:span text:style-name="T26">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6</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18"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7</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81654524" text:continue-list="list53211145"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42667395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786063654"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8</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bookmark-start text:name="__DdeLink__2630_1898542784"/>Příloha AD obsahuje kompletní nástroj.<text:bookmark-end text:name="__DdeLink__2630_1898542784"/></text:p>
      <text:h text:style-name="Heading_20_4" text:outline-level="4">4.3.2.1 Kompatibilita s ostatními nástroji</text:h>
      <text:list xml:id="list622052949"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1176836992"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9</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1" text:outline-level="4">4.3.3 1 Kompatibilita s ostatními nástroji</text:h>
      <text:list xml:id="list1645394689"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4.3.3.2 Další parametry</text:h>
      <text:list xml:id="list1910810465"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38]</text:p>
        </text:list-item>
      </text:list>
      <text:h text:style-name="P18"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49" text:note-class="footnote"><text:note-citation>50</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0" text:note-class="footnote"><text:note-citation>51</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425922855" text:continue-numbering="true" text:style-name="List_20_1">
        <text:list-item>
          <text:p text:style-name="List_20_1">Změny ve WARCTOOLS / hanzo, které se neprojevily v druhém nástroji<text:note text:id="ftn51" text:note-class="footnote"><text:note-citation>52</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2" text:note-class="footnote"><text:note-citation>53</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8"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8"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7" text:outline-level="3">4.6.2 Úprava <text:bookmark-start text:name="__DdeLink__1633_1653336233"/><text:bookmark-start text:name="__DdeLink__2073_1653336233"/>WARCTOOLS. / hanzo<text:bookmark-end text:name="__DdeLink__1633_1653336233"/><text:bookmark-end text:name="__DdeLink__207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pan text:style-name="T9">spuštění. Opakovaná inicializace by však byla výpočetně velmi náročná</text:span><text:span text:style-name="T9"><text:note text:id="ftn53" text:note-class="footnote"><text:note-citation>54</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text:soft-page-break/>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8" text:outline-level="2">4.7 Výstupy z analýzy obsahu převáděných archivů</text:h>
      <text:p text:style-name="Text_20_body">Na to ještě čekám než to postahuju a zkusím.</text:p>
      <text:h text:style-name="P16" text:outline-level="1">5 Závěr</text:h>
      <text:p text:style-name="Text_20_body">Napiš, že výstupy použiješ jako zprávu pro Národní knihovnu</text:p>
      <text:h text:style-name="P16"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18] Gruber, Lukáš. <text:span text:style-name="T4">Licence Creative Commons a perspektiva jejich zavedení do českého prostředí</text:span>. Ikaros <text:soft-page-break/>[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ARTOŠEK, Miroslav.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28to+ARC%29&gt;.</text:p>
      <text:p text:style-name="P26">[34] ISO/DIS 28500. Information and documentation — The WARC File Format. <text:span text:style-name="T4">Information and documentation — The WARC File Format</text:span> [online]. <text:span text:style-name="T17">New Zealand: ISO, 2008. </text:span>[cit. 2012-04-14]. Dostupné z: &lt;http://archive-access.sourceforge.net/warc/WARC_ISO_28500_final_draft%20v018%20Zentveld<text:soft-page-break/>%20080618.doc&gt;.</text:p>
      <text:p text:style-name="P26">[35] <text:span text:style-name="T17">PROKOP, Martin. Mailová korespondence s pracovníky British Library. 2012.</text:span></text:p>
      <text:p text:style-name="P26"><text:span text:style-name="T17">[36] THE REGENTS OF THE UNIVERSITY OF CALIFORNIA, Ithaka Harbors, Inc., and The Board of Trustees of Leland Stanford Junior University. </text:span><text:span text:style-name="T18">Next-Generation Characterization</text:span><text:span text:style-name="T17">: </text:span><text:span text:style-name="T18">An Update on the JHOVE2 Project</text:span><text:span text:style-name="T17">. The Regents of the University of California, Ithaka Harbors, Inc., and The Board of Trustees of Leland Stanford Junior University., 2011. [cit. 2012-04-14] Dostupné z: &lt;http://bitbucket.org/jhove2/main/wiki/documents/JHOVE2-Users-Guide_20110222.pdf&gt;.</text:span></text:p>
      <text:p text:style-name="seznam_20_literatury"><text:span text:style-name="T16">[37] Hanzo / warc-tools / overview. BITBUCKET. </text:span><text:span text:style-name="T21">BitBucket</text:span><text:span text:style-name="T16"> [online]. 2012 [cit. 2012-04-14]. Dostupné z: &lt;http://code.hanzoarchives.com/warc-tools/overview&gt;.</text:span></text:p>
      <text:p text:style-name="seznam_20_literatury"><text:span text:style-name="T17">[38] Kpk09 </text:span><text:span text:style-name="T16">/ warc-tools / overview. BITBUCKET. </text:span><text:span text:style-name="T21">BitBucket</text:span><text:span text:style-name="T16"> [online]. 2012 [cit. 2012-04-14]. Dostupné z: &lt;https://bitbucket.org/kpk09/warc-tools/overview&gt;.</text:span></text:p>
      <text:p text:style-name="seznam_20_literatury"><text:span text:style-name="T16"/></text:p>
      <text:p text:style-name="seznam_20_literatury"><text:span text:style-name="T16"/></text:p>
      <text:p text:style-name="seznam_20_literatury"><text:span text:style-name="T16"/></text:p>
      <text:p text:style-name="seznam_20_literatury"><text:span text:style-name="T16"/></text:p>
      <text:p text:style-name="seznam_20_literatury">Masanès, Julien (Ed.): Web Archiving. Berlin, Heidelberg, Springer-Verlag, 2006.</text:p>
      <text:h text:style-name="P1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5</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4T02:11:54</dc:date>
    <dc:creator>Martin Prokop</dc:creator>
    <meta:editing-duration>P5DT1M46S</meta:editing-duration>
    <meta:editing-cycles>2605</meta:editing-cycles>
    <meta:document-statistic meta:table-count="1" meta:image-count="0" meta:object-count="0" meta:page-count="47" meta:paragraph-count="592" meta:word-count="10867" meta:character-count="76857" meta:non-whitespace-character-count="66726"/>
  </office:meta>
</office:document-meta>
</file>